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4.0882in"/>
    </style:style>
    <style:style style:name="co3" style:family="table-column">
      <style:table-column-properties fo:break-before="auto" style:column-width="3.9917in"/>
    </style:style>
    <style:style style:name="co4" style:family="table-column">
      <style:table-column-properties fo:break-before="auto" style:column-width="3.8091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199002471" calcext:value-type="float">
            <text:p>199002471</text:p>
          </table:table-cell>
          <table:table-cell office:value-type="float" office:value="199004871" calcext:value-type="float">
            <text:p>199004871</text:p>
          </table:table-cell>
          <table:table-cell office:value-type="float" office:value="199009238" calcext:value-type="float">
            <text:p>199009238</text:p>
          </table:table-cell>
          <table:table-cell office:value-type="float" office:value="199011588" calcext:value-type="float">
            <text:p>199011588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2471" calcext:value-type="float">
            <text:p>2471</text:p>
          </table:table-cell>
          <table:table-cell office:value-type="float" office:value="4871" calcext:value-type="float">
            <text:p>4871</text:p>
          </table:table-cell>
          <table:table-cell office:value-type="float" office:value="9238" calcext:value-type="float">
            <text:p>9238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73" calcext:value-type="float">
            <text:p>73</text:p>
          </table:table-cell>
          <table:table-cell office:value-type="float" office:value="21152" calcext:value-type="float">
            <text:p>21152</text:p>
          </table:table-cell>
          <table:table-cell office:value-type="float" office:value="5408" calcext:value-type="float">
            <text:p>5408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eépíté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alakz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rmésze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string" calcext:value-type="string">
            <text:p>VESZPREM MEGYE TERULETRE NEM BONTHATO ADATAI</text:p>
          </table:table-cell>
          <table:table-cell office:value-type="string" calcext:value-type="string">
            <text:p>NOGRAD MEGYE TERULETRE NEM BONTHATO ADATAI</text:p>
          </table:table-cell>
          <table:table-cell office:value-type="string" calcext:value-type="string">
            <text:p>BORDA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string" calcext:value-type="string">
            <text:p>VeszprÚm</text:p>
          </table:table-cell>
          <table:table-cell office:value-type="string" calcext:value-type="string">
            <text:p>Erd§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table:number-columns-repeated="4" office:value-type="float" office:value="199001" calcext:value-type="float">
            <text:p>1990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table:number-columns-repeated="4" office:value-type="float" office:value="19900101" calcext:value-type="float">
            <text:p>19900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table:number-columns-repeated="4"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table:number-columns-repeated="4" office:value-type="float" office:value="1990010100" calcext:value-type="float">
            <text:p>199001010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table:number-columns-repeated="4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table:number-columns-repeated="4" office:value-type="string" calcext:value-type="string">
            <text:p>1990 január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table:number-columns-repeated="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table:number-columns-repeated="4" office:value-type="string" calcext:value-type="string">
            <text:p>Hétfő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table:number-columns-repeated="4" office:value-type="string" calcext:value-type="string">
            <text:p>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table:number-columns-repeated="4" office:value-type="string" calcext:value-type="string">
            <text:p>Hétfő Munkaszüneti nap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table:number-columns-repeated="4"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table:number-columns-repeated="4" office:value-type="string" calcext:value-type="string">
            <text:p>Téli időszámítás 1 h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XV.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<text:s text:c="16"/>1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126902558.788" calcext:value-type="float">
            <text:p>126902558.788</text:p>
          </table:table-cell>
          <table:table-cell office:value-type="float" office:value="15032036.9394" calcext:value-type="float">
            <text:p>15032036.9394</text:p>
          </table:table-cell>
          <table:table-cell office:value-type="float" office:value="36484568.1311" calcext:value-type="float">
            <text:p>36484568.1311</text:p>
          </table:table-cell>
          <table:table-cell office:value-type="float" office:value="26944077.48118" calcext:value-type="float">
            <text:p>26944077.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592" calcext:value-type="float">
            <text:p>159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198781.158864" calcext:value-type="float">
            <text:p>198781.158864</text:p>
          </table:table-cell>
          <table:table-cell office:value-type="float" office:value="267147.214672" calcext:value-type="float">
            <text:p>267147.214672</text:p>
          </table:table-cell>
          <table:table-cell office:value-type="float" office:value="108353.716021" calcext:value-type="float">
            <text:p>108353.716021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564135.32797" calcext:value-type="float">
            <text:p>564135.32797</text:p>
          </table:table-cell>
          <table:table-cell office:value-type="float" office:value="688929.488625" calcext:value-type="float">
            <text:p>688929.488625</text:p>
          </table:table-cell>
          <table:table-cell office:value-type="float" office:value="717327.783096" calcext:value-type="float">
            <text:p>717327.783096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7.1278371487" calcext:value-type="float">
            <text:p>47.1278371487</text:p>
          </table:table-cell>
          <table:table-cell office:value-type="float" office:value="47.7472127725" calcext:value-type="float">
            <text:p>47.7472127725</text:p>
          </table:table-cell>
          <table:table-cell office:value-type="float" office:value="46.3165678189" calcext:value-type="float">
            <text:p>46.3165678189</text:p>
          </table:table-cell>
          <table:table-cell office:value-type="float" office:value="47.5662947178" calcext:value-type="float">
            <text:p>47.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17.9167880967" calcext:value-type="float">
            <text:p>17.9167880967</text:p>
          </table:table-cell>
          <table:table-cell office:value-type="float" office:value="19.5677154813" calcext:value-type="float">
            <text:p>19.5677154813</text:p>
          </table:table-cell>
          <table:table-cell office:value-type="float" office:value="19.9227125857" calcext:value-type="float">
            <text:p>19.9227125857</text:p>
          </table:table-cell>
          <table:table-cell office:value-type="float" office:value="19.1360313477" calcext:value-type="float">
            <text:p>19.136031347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string" calcext:value-type="string">
            <text:p>megyeszékhely. megyei jogú város</text:p>
          </table:table-cell>
          <table:table-cell table:number-columns-repeated="2" office:value-type="string" calcext:value-type="string">
            <text:p>község</text:p>
          </table:table-cell>
          <table:table-cell office:value-type="string" calcext:value-type="string">
            <text:p>fővárosi kerüle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string" calcext:value-type="string">
            <text:p>Közép-Dunántúl</text:p>
          </table:table-cell>
          <table:table-cell office:value-type="string" calcext:value-type="string">
            <text:p>Észak-Magyarország</text:p>
          </table:table-cell>
          <table:table-cell office:value-type="string" calcext:value-type="string">
            <text:p>Dél-Alföld</text:p>
          </table:table-cell>
          <table:table-cell office:value-type="string" calcext:value-type="string">
            <text:p>Közép-Magyarország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Nógrád</text:p>
          </table:table-cell>
          <table:table-cell office:value-type="string" calcext:value-type="string">
            <text:p>Csongrád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6" calcext:value-type="float">
            <text:p>3606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4908" calcext:value-type="float">
            <text:p>4908</text:p>
          </table:table-cell>
          <table:table-cell office:value-type="float" office:value="4203" calcext:value-type="float">
            <text:p>4203</text:p>
          </table:table-cell>
          <table:table-cell office:value-type="float" office:value="3605" calcext:value-type="float">
            <text:p>360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string" calcext:value-type="string">
            <text:p>Veszprémi</text:p>
          </table:table-cell>
          <table:table-cell office:value-type="string" calcext:value-type="string">
            <text:p>Pásztói</text:p>
          </table:table-cell>
          <table:table-cell office:value-type="string" calcext:value-type="string">
            <text:p>Mórahalomi</text:p>
          </table:table-cell>
          <table:table-cell office:value-type="string" calcext:value-type="string">
            <text:p>Budapesti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Kálló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Budapest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12690" calcext:value-type="float">
            <text:p>12690</text:p>
          </table:table-cell>
          <table:table-cell office:value-type="float" office:value="1507" calcext:value-type="float">
            <text:p>1507</text:p>
          </table:table-cell>
          <table:table-cell office:value-type="float" office:value="3648" calcext:value-type="float">
            <text:p>3648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4339" calcext:value-type="float">
            <text:p>64339</text:p>
          </table:table-cell>
          <table:table-cell office:value-type="float" office:value="508" calcext:value-type="float">
            <text:p>508</text:p>
          </table:table-cell>
          <table:table-cell office:value-type="float" office:value="3277" calcext:value-type="float">
            <text:p>3277</text:p>
          </table:table-cell>
          <table:table-cell office:value-type="float" office:value="79944" calcext:value-type="float">
            <text:p>7994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26246" calcext:value-type="float">
            <text:p>26246</text:p>
          </table:table-cell>
          <table:table-cell office:value-type="float" office:value="248" calcext:value-type="float">
            <text:p>248</text:p>
          </table:table-cell>
          <table:table-cell office:value-type="float" office:value="1438" calcext:value-type="float">
            <text:p>1438</text:p>
          </table:table-cell>
          <table:table-cell office:value-type="float" office:value="38341" calcext:value-type="float">
            <text:p>383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57917" calcext:value-type="float">
            <text:p>57917</text:p>
          </table:table-cell>
          <table:table-cell office:value-type="float" office:value="571" calcext:value-type="float">
            <text:p>571</text:p>
          </table:table-cell>
          <table:table-cell office:value-type="float" office:value="3251" calcext:value-type="float">
            <text:p>3251</text:p>
          </table:table-cell>
          <table:table-cell office:value-type="float" office:value="80872" calcext:value-type="float">
            <text:p>8087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30496" calcext:value-type="float">
            <text:p>30496</text:p>
          </table:table-cell>
          <table:table-cell office:value-type="float" office:value="295" calcext:value-type="float">
            <text:p>295</text:p>
          </table:table-cell>
          <table:table-cell office:value-type="float" office:value="1638" calcext:value-type="float">
            <text:p>1638</text:p>
          </table:table-cell>
          <table:table-cell office:value-type="float" office:value="43331" calcext:value-type="float">
            <text:p>433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27421" calcext:value-type="float">
            <text:p>27421</text:p>
          </table:table-cell>
          <table:table-cell office:value-type="float" office:value="276" calcext:value-type="float">
            <text:p>276</text:p>
          </table:table-cell>
          <table:table-cell office:value-type="float" office:value="1613" calcext:value-type="float">
            <text:p>1613</text:p>
          </table:table-cell>
          <table:table-cell office:value-type="float" office:value="37541" calcext:value-type="float">
            <text:p>3754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string" calcext:value-type="string">
            <text:p>313 1</text:p>
          </table:table-cell>
          <table:table-cell table:number-columns-repeated="2" office:value-type="string" calcext:value-type="string">
            <text:p>999 9</text:p>
          </table:table-cell>
          <table:table-cell office:value-type="string" calcext:value-type="string">
            <text:p>000 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1176" calcext:value-type="float">
            <text:p>1176</text:p>
          </table:table-cell>
          <table:table-cell office:value-type="float" office:value="864" calcext:value-type="float">
            <text:p>864</text:p>
          </table:table-cell>
          <table:table-cell office:value-type="float" office:value="819" calcext:value-type="float">
            <text:p>819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612" calcext:value-type="float">
            <text:p>612</text:p>
          </table:table-cell>
          <table:table-cell office:value-type="float" office:value="133" calcext:value-type="float">
            <text:p>133</text:p>
          </table:table-cell>
          <table:table-cell office:value-type="float" office:value="461" calcext:value-type="float">
            <text:p>46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Erdőtarcsa</text:p>
          </table:table-cell>
          <table:table-cell office:value-type="string" calcext:value-type="string">
            <text:p>Bordány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176" calcext:value-type="float">
            <text:p>1176</text:p>
          </table:table-cell>
          <table:table-cell office:value-type="float" office:value="2179" calcext:value-type="float">
            <text:p>2179</text:p>
          </table:table-cell>
          <table:table-cell office:value-type="float" office:value="819" calcext:value-type="float">
            <text:p>819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176" calcext:value-type="float">
            <text:p>1176</text:p>
          </table:table-cell>
          <table:table-cell office:value-type="float" office:value="740" calcext:value-type="float">
            <text:p>740</text:p>
          </table:table-cell>
          <table:table-cell office:value-type="float" office:value="434" calcext:value-type="float">
            <text:p>43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string" calcext:value-type="string">
            <text:p>Veszprém</text:p>
          </table:table-cell>
          <table:table-cell office:value-type="string" calcext:value-type="string">
            <text:p>Pásztó</text:p>
          </table:table-cell>
          <table:table-cell office:value-type="string" calcext:value-type="string">
            <text:p>Mórahalom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string" calcext:value-type="string">
            <text:p>Veszprémi járás</text:p>
          </table:table-cell>
          <table:table-cell office:value-type="string" calcext:value-type="string">
            <text:p>Pásztói járás</text:p>
          </table:table-cell>
          <table:table-cell office:value-type="string" calcext:value-type="string">
            <text:p>Mórahalmi járás</text:p>
          </table:table-cell>
          <table:table-cell office:value-type="string" calcext:value-type="string">
            <text:p>Budapest 15. ker.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26902558.788" calcext:value-type="float">
            <text:p>126902558.788</text:p>
          </table:table-cell>
          <table:table-cell office:value-type="float" office:value="72593540.4038" calcext:value-type="float">
            <text:p>72593540.4038</text:p>
          </table:table-cell>
          <table:table-cell office:value-type="float" office:value="83094177.4296" calcext:value-type="float">
            <text:p>83094177.4296</text:p>
          </table:table-cell>
          <table:table-cell office:value-type="float" office:value="26944077.48118" calcext:value-type="float">
            <text:p>26944077.481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2880" calcext:value-type="float">
            <text:p>2880</text:p>
          </table:table-cell>
          <table:table-cell office:value-type="float" office:value="1657" calcext:value-type="float">
            <text:p>1657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98781.158864" calcext:value-type="float">
            <text:p>198781.158864</text:p>
          </table:table-cell>
          <table:table-cell office:value-type="float" office:value="284554.980921" calcext:value-type="float">
            <text:p>284554.980921</text:p>
          </table:table-cell>
          <table:table-cell office:value-type="float" office:value="96428.795628" calcext:value-type="float">
            <text:p>96428.795628</text:p>
          </table:table-cell>
          <table:table-cell office:value-type="float" office:value="656581" calcext:value-type="float">
            <text:p>65658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564135.32797" calcext:value-type="float">
            <text:p>564135.32797</text:p>
          </table:table-cell>
          <table:table-cell office:value-type="float" office:value="697763.865125" calcext:value-type="float">
            <text:p>697763.865125</text:p>
          </table:table-cell>
          <table:table-cell office:value-type="float" office:value="717887.450875" calcext:value-type="float">
            <text:p>717887.450875</text:p>
          </table:table-cell>
          <table:table-cell office:value-type="float" office:value="246907" calcext:value-type="float">
            <text:p>2469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47.1278371487" calcext:value-type="float">
            <text:p>47.1278371487</text:p>
          </table:table-cell>
          <table:table-cell office:value-type="float" office:value="47.9031822553" calcext:value-type="float">
            <text:p>47.9031822553</text:p>
          </table:table-cell>
          <table:table-cell office:value-type="float" office:value="46.2092430223" calcext:value-type="float">
            <text:p>46.2092430223</text:p>
          </table:table-cell>
          <table:table-cell office:value-type="float" office:value="47.5662947178" calcext:value-type="float">
            <text:p>47.566294717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7.9167880967" calcext:value-type="float">
            <text:p>17.9167880967</text:p>
          </table:table-cell>
          <table:table-cell office:value-type="float" office:value="19.6874190885" calcext:value-type="float">
            <text:p>19.6874190885</text:p>
          </table:table-cell>
          <table:table-cell office:value-type="float" office:value="19.9282357136" calcext:value-type="float">
            <text:p>19.9282357136</text:p>
          </table:table-cell>
          <table:table-cell office:value-type="float" office:value="19.1360313477" calcext:value-type="float">
            <text:p>19.136031347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nentől met adatok talán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MET</text:p>
          </table:table-cell>
          <table:table-cell table:number-columns-repeated="4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table:number-columns-repeated="4" office:value-type="float" office:value="1990010101" calcext:value-type="float">
            <text:p>199001010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EKSZÁM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HALÁLOSBALES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kívü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enesútv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bukkanó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ereszteződ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ébútszaka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embe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table:number-columns-repeated="4" office:value-type="float" office:value="1010.2" calcext:value-type="float">
            <text:p>1010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table:number-columns-repeated="4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table:number-columns-repeated="4" office:value-type="float" office:value="-2.9" calcext:value-type="float">
            <text:p>-2.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table:number-columns-repeated="4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table:number-columns-repeated="4" office:value-type="float" office:value="1015.3" calcext:value-type="float">
            <text:p>1015.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table:number-columns-repeated="4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table:number-columns-repeated="4" office:value-type="float" office:value="-1.2" calcext:value-type="float">
            <text:p>-1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table:number-columns-repeated="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table:number-columns-repeated="4" office:value-type="float" office:value="1000.2" calcext:value-type="float">
            <text:p>1000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table:number-columns-repeated="4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table:number-columns-repeated="4" office:value-type="float" office:value="1017.4" calcext:value-type="float">
            <text:p>1017.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table:number-columns-repeated="4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table:number-columns-repeated="4" office:value-type="float" office:value="-1.9" calcext:value-type="float">
            <text:p>-1.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table:number-columns-repeated="4" office:value-type="float" office:value="998.6" calcext:value-type="float">
            <text:p>998.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table:number-columns-repeated="4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table:number-columns-repeated="4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table:number-columns-repeated="4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table:number-columns-repeated="4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pkat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filter_$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Dunántú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ÖSZEVONTNAPSZAK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table:number-columns-repeated="4" office:value-type="float" office:value="19901" calcext:value-type="float">
            <text:p>1990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table:number-columns-repeated="4" office:value-type="float" office:value="199001011" calcext:value-type="float">
            <text:p>19900101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table:number-columns-repeated="4" office:value-type="float" office:value="1990001" calcext:value-type="float">
            <text:p>199000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setsorszá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teljes_sorr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eredeti_sorre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özútszá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kilomé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é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eépíté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alakza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rmésze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imenet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típu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@2002előttitípu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Megnevezé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KO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TELEPNE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Ó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ÓR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NAPÓR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HAVISORSZÁM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RÖVIDÍTETTNEV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ÉVISORSZÁM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NÉV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NAPKÓ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KÓ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É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NÉ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APJELLEGEKÓ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KÓD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NEVEésJELLEGEKOMBINÁLTNÉ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időszámítás1h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időszámítás2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dőszámításTélivagynyár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megnevezése2011január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NE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ARE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ORIG_FI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X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OV_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WGS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Kó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lységjogállása2011január1NÉV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KÓ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RÉGIÓNÉV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KO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NEV2011január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2Újkistérség20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OD3Kistérség20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KÓD2011január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NÉV2011január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ISTERszékhelye2011január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kó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árásszékhely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lepülésikoordinátákéskatböv_JARASNEV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TAZO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kódja2011január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rjegyzőségszékhelye2011január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erülethektár2011január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ónépesség2011január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Lakásokszáma2011január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EP20120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O201201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FI201201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omerációkódj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12_KO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AGGL3_KO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99AzagglomerációtípusátazonosítópozícióT99200308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0AzagglomerációT10020030801től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101Azagglomerációnbelülibesorolá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0KÖRJEGYZŐSÉGKÓDJ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41KÖRJEGYZŐSÉGSZÉKHELYÉNEKKÓDJAMT41B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zőgazdaságitájkörzetkódj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vidékkódj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Idegenforgalmirégiókódj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Üdülőkörzetikó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év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KER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KE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KER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KE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KE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KE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KERB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10BPÖSSZ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32004BPÖSSZ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1984BPÖSSZ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2BPÖSSZ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6BPÖSSZ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05BPÖSS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AZON2007BPÖSSZ_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T03MegyeBPÖSSZ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TAZO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ARASKOZPONTNEV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kó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árásszékhely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rásközpontokgeokódjai_JARASNEV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ARE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ORIG_FID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X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EOV_Y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JKWGS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YÁRI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ÉLINAPSZAK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YÁRINAPSZAK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SZA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ALESETSZÁM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nnentől met adatok talán...</text:p>
          </table:table-cell>
          <table:table-cell office:value-type="string" calcext:value-type="string">
            <text:p>ÉVME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HÓNAPME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PME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ÓRAMET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JÉVHÓNAPNAPÓRAME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ALESETEKSZÁM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HALÁLOSBALESET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ÚLYOSBALESET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ÖNNYŰBALESET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lakottterületen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lakottterületenkívül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enesútvonal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anyarulatok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bukkanó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útkereszteződé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egyébútszakasz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Helyszin</text:p>
          </table:table-cell>
          <table:table-cell office:value-type="string" calcext:value-type="string">
            <text:p>szembehaladójárművek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azonosiránybahaladójárműve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keresztezőjárművek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vasútiésközútijárműütközése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enesenhaladóéskanyarodójárművekütközés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állójárműnekütközé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szilárdtárgynakütközésútpályán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megcsúszásfarolásfelborulásútpályá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nélkül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pályaelhagyásszilárdtárgynakütközésútpályánkívül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gyalogoselütés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utasokbalesete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vadonélőállattal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ütközésháziállattal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gyébtermészetűbalese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aleset</text:p>
          </table:table-cell>
          <table:table-cell office:value-type="string" calcext:value-type="string">
            <text:p>EBPhőmérséklet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irány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szinoptikusszélsebessé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műszerszintilégnyomá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relatívnedvesség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összfelhőzet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jellemzőcsapadékalakkód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BPcsapadékösszegvonatkozásiidej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összfelhőzet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szeg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jellemzőcsapadékalakkód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csapadékösKBPvonatkozásiideje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hőmérsékletÓRÁNKÉNTIVÁLTOZÁS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irányÓRÁNKÉNTIVÁLTOZÁ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szinoptikusszélsebességÓRÁNKÉNTIVÁLTOZÁS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műszerszintilégnyomásÓRÁNKÉNTIVÁLTOZÁ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BPrelatívnedvességÓRÁNKÉNTIVÁLTOZÁ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hőmérsékle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irány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szinoptikusszélsebesség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műszerszintilégnyomá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relatívnedvessé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összfelhőze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jellemzőcsapadékalakkód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DEBcsapadékösszegvonatkozásiideje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összfelhőzet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szeg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jellemzőcsapadékalakkód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csapadékösKDEBvonatkozásiideje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hőmérsékletÓRÁNKÉNTIVÁLTOZÁS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irányÓRÁNKÉNTIVÁLTOZÁ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szinoptikusszélsebességÓRÁNKÉNTIVÁLTOZÁS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műszerszintilégnyomásÓRÁNKÉNTIVÁLTOZÁS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DEBrelatívnedvességÓRÁNKÉNTIVÁLTOZÁ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hőmérséklet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irány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szinoptikusszélsebesség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műszerszintilégnyomá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relatívnedvesség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összfelhőzet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jellemzőcsapadékalakkód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PÉCScsapadékösszegvonatkozásiideje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összfelhőze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szeg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jellemzőcsapadékalakkód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csapadékösKPÉCSvonatkozásiideje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hőmérsékletÓRÁNKÉNTIVÁLTOZÁ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irányÓRÁNKÉNTIVÁLTOZÁ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szinoptikusszélsebességÓRÁNKÉNTIVÁLTOZÁ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műszerszintilégnyomásÓRÁNKÉNTIVÁLTOZÁS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PÉCSrelatívnedvességÓRÁNKÉNTIVÁLTOZÁS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hőmérséklet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irány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szinoptikusszélsebesség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műszerszintilégnyomás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relatívnedvesség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összfelhőzet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jellemzőcsapadékalakkód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EGEDcsapadékösszegvonatkozásiidej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összfelhőzet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szeg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jellemzőcsapadékalakkód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csapadékösKSZEGEDvonatkozásiideje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hőmérsékletÓRÁNKÉNTIVÁLTOZÁ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irányÓRÁNKÉNTIVÁLTOZÁ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szinoptikusszélsebességÓRÁNKÉNTIVÁLTOZÁ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műszerszintilégnyomásÓRÁNKÉNTIVÁLTOZÁ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EGEDrelatívnedvességÓRÁNKÉNTIVÁLTOZÁ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hőmérséklet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irány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szinoptikusszélsebesség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műszerszintilégnyomá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relatívnedvesség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összfelhőzet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jellemzőcsapadékalakkód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ESZOMBATHcsapadékösszegvonatkozásiideje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összfelhőzet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szeg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jellemzőcsapadékalakkód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csapadékösKSZOMBATHvonatkozásiidej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hőmérsékletÓRÁNKÉNTIVÁLTOZÁS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irányÓRÁNKÉNTIVÁLTOZÁS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szinoptikusszélsebességÓRÁNKÉNTIVÁLTOZÁS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műszerszintilégnyomásÓRÁNKÉNTIVÁLTOZÁ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KSZOMBATHrelatívnedvességÓRÁNKÉNTIVÁLTOZÁS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GYŐRhőmérsékletváltozá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AGYKANIZSAhőmérsékletváltozá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RÁSHÖM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SIÓFOKÓHÖMVÁLT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Idojaras</text:p>
          </table:table-cell>
          <table:table-cell office:value-type="string" calcext:value-type="string">
            <text:p>népkat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ilter_$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KözépDunántúl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yugatDunántúl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Dunántúl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Magyarország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ÉszakAlföl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épMagyarorszá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DélAlföld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udapest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arany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ácsKiskun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ékés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BorsodAbaújZemplén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Csongrád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ejér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GyőrMosonSopr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jdúBihar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eves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omáromEsztergom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ógrád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Pest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omogy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abolcsSzatmárBereg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JászNagykunSzolnok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olna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as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eszprém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Za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főváro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megyeszékhely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váro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nagyközség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özség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Százezeréstöbb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venésszáz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armincésötven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uszésharminc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tizéshusz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éstiz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háromésöt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kettőéshárom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egyéskettő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ésezer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tszázalat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Telepules</text:p>
          </table:table-cell>
          <table:table-cell office:value-type="string" calcext:value-type="string">
            <text:p>ÖSZEVONTNAPSZAK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SZAK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HÓNAPÖSSZNAPSZAK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ÉVNAPÉVISORSZÁM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04:05.970320720</meta:creation-date>
    <dc:date>2014-07-14T16:23:16.307901320</dc:date>
    <meta:editing-duration>PT46M8S</meta:editing-duration>
    <meta:editing-cycles>4</meta:editing-cycles>
    <meta:generator>LibreOffice/4.2.4.2$Linux_X86_64 LibreOffice_project/420m0$Build-2</meta:generator>
    <meta:document-statistic meta:table-count="2" meta:cell-count="2882" meta:object-count="0"/>
  </office:meta>
</office:document-meta>
</file>